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line-height="100%"/>
      <style:text-properties style:font-name="Times New Roman" fo:font-size="10pt" style:font-name-asian="Times New Roman1" style:font-size-asian="10pt" style:font-name-complex="Times New Roman1" style:font-size-complex="10pt"/>
    </style:style>
    <style:style style:name="P3" style:family="paragraph" style:parent-style-name="Standard">
      <style:paragraph-properties>
        <style:tab-stops>
          <style:tab-stop style:position="0.5in"/>
        </style:tab-stops>
      </style:paragraph-properties>
    </style:style>
    <style:style style:name="P4" style:family="paragraph" style:parent-style-name="Standard">
      <style:paragraph-properties fo:margin-left="0.5in" fo:margin-right="0in" fo:text-indent="0in" style:auto-text-indent="false"/>
    </style:style>
    <style:style style:name="P5" style:family="paragraph" style:parent-style-name="Standard">
      <style:paragraph-properties fo:margin-left="0.5in" fo:margin-right="0in" fo:text-indent="0.5in" style:auto-text-indent="false"/>
    </style:style>
    <style:style style:name="P6" style:family="paragraph" style:parent-style-name="Standard" style:master-page-name="Standard">
      <style:paragraph-properties style:page-number="1"/>
    </style:style>
    <style:style style:name="P7" style:family="paragraph" style:parent-style-name="Standard" style:list-style-name="WWNum3">
      <style:paragraph-properties>
        <style:tab-stops>
          <style:tab-stop style:position="0.5in"/>
        </style:tab-stops>
      </style:paragraph-properties>
    </style:style>
    <style:style style:name="P8" style:family="paragraph" style:parent-style-name="Standard" style:list-style-name="WWNum2">
      <style:paragraph-properties fo:margin-left="0.5in" fo:margin-right="0in" fo:text-indent="-0.25in" style:auto-text-indent="false"/>
    </style:style>
    <style:style style:name="P9" style:family="paragraph" style:parent-style-name="Standard" style:list-style-name="WWNum1">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Chau Cao</text:p>
      <text:p text:style-name="Standard">Gerald Frilot</text:p>
      <text:p text:style-name="Standard">Joseph Aucoin</text:p>
      <text:p text:style-name="Standard">Robert Knott</text:p>
      <text:p text:style-name="Standard"/>
      <text:p text:style-name="P1">Project 3 Report</text:p>
      <text:p text:style-name="Standard"/>
      <text:p text:style-name="Standard">Task 2 Chau and Gerald</text:p>
      <text:list xml:id="list2088092251996668038" text:style-name="WWNum2">
        <text:list-item>
          <text:p text:style-name="P8">Exec() - Exec() parses in a string(user program location) saved to the register that is received from the currently running user program in the switch case then calls the actual Exec() function. Creates a new thread and loads the user program into address space from the user program located at the file index. The thread is forked to run. A node in a global linked list to monitor processes is created. The allocated process id is placed into register 2 to return to the user program in case Join is called.</text:p>
        </text:list-item>
      </text:list>
      <text:p text:style-name="P4">Pseudocode</text:p>
      <text:p text:style-name="P4">Exec()</text:p>
      <text:p text:style-name="P4"><text:tab/>Parse file from register</text:p>
      <text:p text:style-name="P4"><text:tab/>Pass file to Exec()</text:p>
      <text:p text:style-name="P4"><text:tab/>Create new thread</text:p>
      <text:p text:style-name="P4"><text:tab/>Create new processNode</text:p>
      <text:p text:style-name="P4"><text:tab/>Create new address space with file code and set thread-&gt;space = space</text:p>
      <text:p text:style-name="P4"><text:tab/>Fork thread</text:p>
      <text:p text:style-name="P4"><text:tab/>Assign processNode values</text:p>
      <text:p text:style-name="P4"><text:tab/>Increment global next process id</text:p>
      <text:p text:style-name="P4">Join() - Join takes a passed in process ID and sets the calling program as the parent program. The process that calls Join() is then put to sleep until the child finishes running.</text:p>
      <text:p text:style-name="P4">Pseudocode</text:p>
      <text:p text:style-name="P4">Join()</text:p>
      <text:p text:style-name="P4"><text:tab/>Read in process id from register</text:p>
      <text:p text:style-name="P4"><text:tab/>Pass id to Join()</text:p>
      <text:p text:style-name="P4"><text:tab/>Loop through process list looking for the passed process id</text:p>
      <text:p text:style-name="P4"><text:tab/>Set the parentId of that process to the calling process</text:p>
      <text:p text:style-name="P4"><text:tab/>Put the current process to sleep</text:p>
      <text:p text:style-name="P4">Exit() - Exit() handles and passes all Exit() calls to the function SExit(int). Handles when programs exit normally with a status of 0, critical memory exceptions with a 1, address space errors with -1, and all other exit statuses.</text:p>
      <text:p text:style-name="P4">Pseudocode</text:p>
      <text:p text:style-name="P4">Exit()</text:p>
      <text:p text:style-name="P4"><text:tab/>If called from user program, passes the stored exit status to SExit</text:p>
      <text:p text:style-name="P4"><text:tab/>If called from kernel, directly goes to SExit()</text:p>
      <text:p text:style-name="P4"><text:tab/>Switches based off of passed int</text:p>
      <text:p text:style-name="P4"><text:tab/>Case 0: Process Exits normally</text:p>
      <text:p text:style-name="P4"><text:tab/><text:tab/>Checks if the process has a parent and if so, wakes the parent</text:p>
      <text:p text:style-name="P4"><text:tab/>Case 1: Fatal Memory Error, terminates process</text:p>
      <text:p text:style-name="P4"><text:soft-page-break/><text:tab/>Case -1: Fatal addresspace Error, terminates process</text:p>
      <text:p text:style-name="P4"><text:tab/>Default: Exits with odd exit code(ie Matmult and Sort)</text:p>
      <text:p text:style-name="P4"><text:tab/><text:tab/>Checks if the process has a parent/child similar to 0</text:p>
      <text:p text:style-name="P4">Yield() - call to yield the cpu for another program</text:p>
      <text:p text:style-name="P4">Pseudocode</text:p>
      <text:p text:style-name="P4">Yield()</text:p>
      <text:p text:style-name="P4"><text:tab/>Save the user program state</text:p>
      <text:p text:style-name="P4"><text:tab/>Thread yields</text:p>
      <text:p text:style-name="P5">Restore state on return</text:p>
      <text:p text:style-name="P4"><text:tab/></text:p>
      <text:p text:style-name="Standard"/>
      <text:p text:style-name="Standard">Task 3 Chau</text:p>
      <text:list xml:id="list6285332371255156610" text:style-name="WWNum1">
        <text:list-item>
          <text:p text:style-name="P9">Memory is handled using the an array of TranslationEntry’s that function as a page table. The code information is loaded into the main memory via a virtual to physical address translation function so long as there is space available. Throws exception if there is not enough room. Extensive checking is performed to ensure valid additions to memory. The available memory is kept track of via a global bitmap. Deallocation is handled in the exit function</text:p>
        </text:list-item>
        <text:list-item>
          <text:p text:style-name="P9">Memory allocation is handled in Exec() when the address space of the process thread is set. Noff files are parsed using the swapheader function. Determines the number of pages required to read into memory. The necessary frames are zeroed out with bzero during this stage. The memory is read into the physical memory by translating the virtual address into the appropriate physical address and reading in the code to that section using readAt. The appropriate pageTable values are assigned and the bitmap is updated. This all takes place in the addressSpace header. Initialization of the user process is called by the Init function when the thread returns to the CPU. Deallocation of memory is handled in the Exit() function. Upon program completion, exit updates the bitmap to allow the memory to be taken by another process.</text:p>
        </text:list-item>
        <text:list-item>
          <text:p text:style-name="P9">./nachos -x (userprogram location) -M (1-3)</text:p>
        </text:list-item>
      </text:list>
      <text:p text:style-name="P4">Initial process is started by the StartProcess function that is run from main.</text:p>
      <text:p text:style-name="P4">All other processes are started via Exec() calls from user process.</text:p>
      <text:p text:style-name="P4">File name is read in from machine registers and parsed into the kernel.</text:p>
      <text:p text:style-name="P4">File name is passed to Exec().</text:p>
      <text:p text:style-name="P4">A new thread is created</text:p>
      <text:p text:style-name="P4">Open the passed in file using OpenFile</text:p>
      <text:p text:style-name="P4">Create a new address space and pass it that opened file</text:p>
      <text:p text:style-name="P4">Address Space reads in from the file</text:p>
      <text:p text:style-name="P4">Run noff functions to receive necessary information from file</text:p>
      <text:p text:style-name="P4">Determine the size of the code to be placed into memory and determine number of pages</text:p>
      <text:p text:style-name="P4">Initialize the page table</text:p>
      <text:p text:style-name="P4">Determine where in memory the code will fit (if it will fit)</text:p>
      <text:p text:style-name="P4">Assigned the virtual page numbers and assign the correct physical page number</text:p>
      <text:p text:style-name="P4">Zero out the necessary parts of memory and assign the rest of the page table variables</text:p>
      <text:p text:style-name="P4"><text:soft-page-break/>Translate the virtual address to physical address and read necessary data into memory</text:p>
      <text:p text:style-name="P4">Set the threads address space equal to that address space</text:p>
      <text:p text:style-name="P4">Fork the thread</text:p>
      <text:p text:style-name="P4">When the Thread acquires the CPU, Yield for nachos to get necessary variables </text:p>
      <text:p text:style-name="P4">Init the machine registers and initialize program counter</text:p>
      <text:p text:style-name="P4">After all of this, RUN</text:p>
      <text:p text:style-name="P4"/>
      <text:p text:style-name="Standard">Task 4</text:p>
      <text:list xml:id="list2614591262182957149" text:style-name="WWNum4">
        <text:list-item>
          <text:p text:style-name="P10">Did any particular memory allocation scheme prove more difficult to implement, debug, or test than the others? If so, why do you think this happened?</text:p>
        </text:list-item>
      </text:list>
      <text:p text:style-name="Standard"><text:tab/><text:tab/>For our memory allocation algorithms, we designed them to recursively call themselves while they traversed the bitmap. <text:s/>The Best Fit and Worst Fit functions relied on referencing a global integer value in order to determine if a space of contiguous free memory was smaller or larger, respectively, than a previously seen candidate. <text:s/>Of the three schemes, First Fit was the most difficult to implement due to us using that as a template for Best Fit and Worst Fit to build off of, however those two later schemes proved more difficult to debug once they were implemented due to relying on values that were outside of the functions control as well as figuring out how to recursively call them while retaining all the relevant information.</text:p>
      <text:p text:style-name="Standard"/>
      <text:p text:style-name="Standard">Task 5</text:p>
      <text:p text:style-name="Standard"><text:tab/>To test our algorithms we modified one of the already compiled programs. Specifically the halt program. In the file We have halt run an exec call on itself ten times. Then every even number of times it exits the program <text:s/>ten times. Then once the loop is done or memory fills up the program exits properly. This is to create an infinite loop that will only finish once there is no more memory. Then we modified the sort exec to also call the just mentioned halt exec. This fills up memory with halt and sort at the same time. Once sort finishes then halt will start to run through its process filling up memory according to the algorithm used.</text:p>
      <text:p text:style-name="Standard"><text:tab/></text:p>
      <text:p text:style-name="Standard"/>
      <text:p text:style-name="Standard">Task 6</text:p>
      <text:p text:style-name="P2"/>
      <text:list xml:id="list2904071675395361764" text:style-name="WWNum3">
        <text:list-item>
          <text:p text:style-name="P7">What problems did you encounter in the process of completing this assignment? How did you solve them? If you failed to complete any tasks, list them here and briefly explain why.</text:p>
        </text:list-item>
      </text:list>
      <text:p text:style-name="P3"/>
      <text:p text:style-name="P3"><text:tab/>Robert: <text:s/>I volunteered to take on Task 4 after Tasks 2 and 3 had begun, but before they were finalized. <text:s/>This meant that I had to develop the memory allocation schemes while only knowing the bare essentials of the bitmap structure. <text:s/>The first challenge Task 4 presented to me was how to traverse the current bitmap state multiple times while keeping the best known memory spaces and indices saved. <text:s/>My first implementation attempted to use a 2-dimensional array to track the size of a contiguous block of free memory as well as the index on where that block started. <text:s/>However, this implementation grew unwieldy in both size and speed, so I scrapped to try a better solution.</text:p>
      <text:p text:style-name="P3"><text:tab/><text:tab/>My second solution, as well as the one used in the submission, involved making the allocations recursive. <text:s/>To do this, I had the functions only consider the first block of free memory they found, then compare them to the file size and an integer value that held the size of <text:soft-page-break/>the currently-best known size of free memory. <text:s/>If the size of the contiguous memory is a better fit for the file size, which could be the case in the Best Fit and Worst Fit functions, the first index of the block of memory would be saved into a global integer value, which would be referenced at the end of the function’s traversal. <text:s/>This solution ended up much easier to implement and test as, instead of keeping track of multiple space values and indices, it would only concern itself with one at a time and save the best-known one, which cut down on the amount of time it took as well as the size of memory it needed to use.</text:p>
      <text:p text:style-name="P3"/>
      <text:p text:style-name="P3"><text:tab/>Joseph: <text:s/>I worked on implementing the -M functionality and making it run across nachos. This was done in a similar way to the -A command added before. It parses out the user input and based on the number added past -M it would set a global variable that is used to determine which memory fit to use in addressspace.cc. There is an issue with the -M input in that if you put -M at the end of the statement it breaks and causes a seg fault. This is mainly because the -M command is based on the example document using the ./nachos -M 2 -x ../test/matmult not <text:s/>./nachos -x ../test/matmult -M so it seg faults as if it was given garbage input not allowed.</text:p>
      <text:p text:style-name="P3"/>
      <text:p text:style-name="P3">Chau: Memory management was a nightmare. I had to reference so many files in order to actually get task 3 done correctly. The portion that sets the bitmap and assigns information to the page table was easy. Correctly manipulating the noff functions after that to read programs into memory was difficult at first. I misinterpreted what code.size and initData.size meant. So for about a week that wasn’t properly implemented until i basically took almost the entirety of the translate function from machine to properly read memory into physical address. It sucked because i didn’t realize I was doing things wrong at first. Also, when deallocating in the memory map, was indexing wrong at first and while that was simple, I completely over thought the reason behind that. And it took having that complete to really get any meaningful testing in. When I finished that i went to help Gerald on task 2. The hardest part of that is mostly following up on someone else’s code when in the middle of development. Edited exec, and implemented the necessary functionality for memory in exit, yield, and fully implemented Join. Join was hands down the hardest part of the syscall section. Establishing a correct global list to monitor processes with all the requirements to properly execute join. Joins code was excessively easy, very few lines. Exit does an absurd amount of joins work with the help of the global process list. </text:p>
      <text:p text:style-name="P3"/>
      <text:p text:style-name="P3"/>
      <text:p text:style-name="P3">Gerald: One of the problems encountered was not having the visuals to support what needed to be seen. The best approach to having that visual aid was using the gdb debugger to catch the errors that were populated at the command line. Another issue I ran into was not knowing what needed to be done until certain parts of the tasks were completed. By creating a skeletal shell of the Join() method, I did not have complete understanding of how to implement it until the bitmap and multiprogramming functionality were slowly implemented. Working together as a team allowed us to provide insight to each other on small details that we may have not considered during the design process. My initial implementation consisted of creating the case for each function defined and forking the appropriate threads to the programs I defined to get output from the user program syscalls. <text:s/>Segfaults allowed us to consider taking a different approach to solving the join method which was by far <text:s/>the hardest but most logical approach after careful <text:soft-page-break/>thought and consideration.</text:p>
      <text:p text:style-name="P3"/>
      <text:list xml:id="list212447458360242" text:continue-numbering="true" text:style-name="WWNum3">
        <text:list-item>
          <text:p text:style-name="P7">What sort of data structures and algorithms did you use for each task? Did speed or efficiency impact your choice at all? If so, how? Be honest.</text:p>
        </text:list-item>
      </text:list>
      <text:p text:style-name="Standard"><text:tab/></text:p>
      <text:p text:style-name="Standard"><text:tab/>For Task 4, we aimed for memory allocation algorithms that emphasized efficiency over speed. <text:s/>This is most evident in how the First, Best and Worst Fit functions are constructed; they recursively call themselves while traversing through the bitmap. <text:s/>While this does impact speed in that the function is called multiple times, the fact that each iteration picks up where the first ends and that it only traverses the entire bitmap once means that it only needs a single bitmap traversal before knowing where to initialize the file memory. <text:s/>As for the types of data structures and algorithms used, Task 4 uses three recursive integer functions, as well as a support function to declare default values to two global integer values.</text:p>
      <text:p text:style-name="Standard"/>
      <text:p text:style-name="Standard">Chau: In order to properly monitor processes, I implemented a linked list using a process structure with the necessary information to carry out the Join calls. For this, i did not consider speed or efficiency at all. I just wanted the syscalls to work.</text:p>
      <text:p text:style-name="Standard"/>
      <text:p text:style-name="Standard"/>
      <text:p text:style-name="Standard">Gerald: <text:s/>For the exec method, I used an array and pointers to fork different functions. Efficiency was always a key concept because we are software developers and what we practice here in CMPS 455 is what we will take with us after graduation. The only time speed was considered was the day we decided to test and make sure everything still works correctly with any user input receiv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style:list-level-properties>
      </text:list-level-style-number>
      <text:list-level-style-bullet text:level="2" text:style-name="ListLabel_20_20" text:bullet-char="">
        <style:list-level-properties text:list-level-position-and-space-mode="label-alignment">
          <style:list-level-label-alignment text:label-followed-by="listtab"/>
        </style:list-level-properties>
      </text:list-level-style-bullet>
      <text:list-level-style-bullet text:level="3" text:style-name="ListLabel_20_21" text:bullet-char="">
        <style:list-level-properties text:list-level-position-and-space-mode="label-alignment">
          <style:list-level-label-alignment text:label-followed-by="listtab"/>
        </style:list-level-properties>
      </text:list-level-style-bullet>
      <text:list-level-style-bullet text:level="4" text:style-name="ListLabel_20_22" text:bullet-char="">
        <style:list-level-properties text:list-level-position-and-space-mode="label-alignment">
          <style:list-level-label-alignment text:label-followed-by="listtab"/>
        </style:list-level-properties>
      </text:list-level-style-bullet>
      <text:list-level-style-bullet text:level="5" text:style-name="ListLabel_20_23" text:bullet-char="">
        <style:list-level-properties text:list-level-position-and-space-mode="label-alignment">
          <style:list-level-label-alignment text:label-followed-by="listtab"/>
        </style:list-level-properties>
      </text:list-level-style-bullet>
      <text:list-level-style-bullet text:level="6" text:style-name="ListLabel_20_24" text:bullet-char="">
        <style:list-level-properties text:list-level-position-and-space-mode="label-alignment">
          <style:list-level-label-alignment text:label-followed-by="listtab"/>
        </style:list-level-properties>
      </text:list-level-style-bullet>
      <text:list-level-style-bullet text:level="7" text:style-name="ListLabel_20_25" text:bullet-char="">
        <style:list-level-properties text:list-level-position-and-space-mode="label-alignment">
          <style:list-level-label-alignment text:label-followed-by="listtab"/>
        </style:list-level-properties>
      </text:list-level-style-bullet>
      <text:list-level-style-bullet text:level="8" text:style-name="ListLabel_20_26" text:bullet-char="">
        <style:list-level-properties text:list-level-position-and-space-mode="label-alignment">
          <style:list-level-label-alignment text:label-followed-by="listtab"/>
        </style:list-level-properties>
      </text:list-level-style-bullet>
      <text:list-level-style-bullet text:level="9" text:style-name="ListLabel_20_27"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9"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0"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31"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32"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33"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34"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35"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36"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 LibreOffice_project/10m0$Build-2</meta:generator>
    <meta:document-statistic meta:table-count="0" meta:image-count="0" meta:object-count="0" meta:page-count="5" meta:paragraph-count="86" meta:word-count="2167" meta:character-count="12461" meta:non-whitespace-character-count="10326"/>
  </office:meta>
</office:document-meta>
</file>